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9e26a5"/>
    </style:style>
    <style:style style:name="P5" style:family="paragraph" style:parent-style-name="Standard">
      <style:paragraph-properties fo:text-align="center" style:justify-single-word="false"/>
      <style:text-properties officeooo:paragraph-rsid="008f3cef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7" style:family="paragraph" style:parent-style-name="Standard">
      <style:text-properties fo:color="#999999" fo:font-size="8pt" officeooo:paragraph-rsid="006a0a77" style:font-size-asian="8pt" style:font-size-complex="8pt"/>
    </style:style>
    <style:style style:name="P8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0" style:family="paragraph" style:parent-style-name="Standard">
      <style:text-properties officeooo:rsid="00a367ce" officeooo:paragraph-rsid="00a5558b"/>
    </style:style>
    <style:style style:name="P11" style:family="paragraph" style:parent-style-name="Standard">
      <style:paragraph-properties fo:text-align="justify" style:justify-single-word="false"/>
      <style:text-properties officeooo:paragraph-rsid="00a5558b"/>
    </style:style>
    <style:style style:name="P12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5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7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1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break-before="column" fo:background-color="transparent">
        <style:background-image/>
      </style:paragraph-properties>
      <style:text-properties officeooo:paragraph-rsid="00b8d796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color="#ffffff" fo:font-weight="bold" officeooo:rsid="00bc60e8" style:font-weight-asian="bold" style:font-weight-complex="bold"/>
    </style:style>
    <style:style style:name="T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9" style:family="text">
      <style:text-properties officeooo:rsid="00a367c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3.026cm" svg:width="14.363cm" draw:z-index="0">
        <draw:text-box fo:min-height="1.219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7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10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2"><text:line-break/><text:conditional-text text:condition="ooow:true" text:string-value-if-true="object.name" text:string-value-if-false="">object.name</text:conditional-text></text:p>
            <text:p text:style-name="P13"><text:conditional-text text:condition="ooow:true" text:string-value-if-true="object.districts_display" text:string-value-if-false="">object.districts_display</text:conditional-text></text:p>
            <text:p text:style-name="P13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3"><text:line-break/><text:span text:style-name="T5"><text:conditional-text text:condition="ooow:true" text:string-value-if-true="_('Category')" text:string-value-if-false="">_('Category')</text:conditional-text></text:span></text:p>
            <text:p text:style-name="P3"><text:conditional-text text:condition="ooow:true" text:string-value-if-true="object.category" text:string-value-if-false="">object.category</text:conditional-text></text:p>
            <text:p text:style-name="P3"/>
            <text:p text:style-name="P5"><text:span text:style-name="T4"><text:conditional-text text:condition="ooow:true" text:string-value-if-true="object.type1_label" text:string-value-if-false="">object.type1_label</text:conditional-text></text:span><text:span text:style-name="T4"><text:line-break/></text:span><text:span text:style-name="T4"><office:annotation><dc:creator>Auteur inconnu</dc:creator><dc:date>2015-04-07T14:33:34</dc:date><text:list text:style-name=""><text:list-item><text:p text:style-name="P23"><text:span text:style-name="T12">do text if object.types1_display</text:span></text:p></text:list-item></text:list></office:annotation></text:span><text:conditional-text text:condition="ooow:true" text:string-value-if-true="object.types1_display" text:string-value-if-false="">object.types1_display</text:conditional-text></text:p>
            <text:p text:style-name="P4"><text:span text:style-name="T4"><text:line-break/></text:span><text:span text:style-name="T4"><text:conditional-text text:condition="ooow:true" text:string-value-if-true="object.type2_label" text:string-value-if-false="">object.type2_label</text:conditional-text></text:span><text:span text:style-name="T4"><office:annotation><dc:creator>Auteur inconnu</dc:creator><dc:date>2015-04-07T14:32:29</dc:date><text:list text:continue-numbering="true" text:style-name=""><text:list-item><text:p text:style-name="P23"><text:span text:style-name="T12">do text if object.types2_display</text:span></text:p></text:list-item></text:list></office:annotation></text:span><text:span text:style-name="T4"><text:line-break/></text:span><text:conditional-text text:condition="ooow:true" text:string-value-if-true="object.types2_display" text:string-value-if-false="">object.types2_display</text:conditional-text></text:p>
            <text:p text:style-name="P6"><text:span text:style-name="T1"><text:line-break/></text:span><text:span text:style-name="T1"><text:conditional-text text:condition="ooow:true" text:string-value-if-true="_('Themes')" text:string-value-if-false="">_('Themes')</text:conditional-text></text:span><text:span text:style-name="T1"><office:annotation><dc:creator>Auteur inconnu</dc:creator><dc:date>2015-04-07T14:31:42</dc:date><text:list text:continue-numbering="true" text:style-name=""><text:list-item><text:p text:style-name="P23"><text:span text:style-name="T12">do text if object.themes.all()</text:span></text:p></text:list-item></text:list></office:annotation></text:span></text:p>
            <text:p text:style-name="P3"><text:conditional-text text:condition="ooow:true" text:string-value-if-true="theme.label" text:string-value-if-false="">theme.label</text:conditional-text><office:annotation><dc:creator>mle </dc:creator><dc:date>2013-06-06T17:26:52</dc:date><text:p text:style-name="P23"><text:span text:style-name="T11">do text for theme in object.themes.all()</text:span></text:p></office:annotation></text:p>
            <text:p text:style-name="P3"><text:line-break/><text:span text:style-name="T6">Labellisé</text:span><text:span text:style-name="T6"><office:annotation><dc:creator>Auteur inconnu</dc:creator><dc:date>2015-04-14T18:39:42</dc:date><text:list text:continue-numbering="true" text:style-name=""><text:list-item><text:p text:style-name="P23"><text:span text:style-name="T12">do text if object.approved</text:span></text:p></text:list-item></text:list></office:annotation></text:span></text:p>
            <text:p text:style-name="P3"/>
          </table:table-cell>
          <table:table-cell table:style-name="Tableau14.B1" office:value-type="string">
            <text:p text:style-name="P9">im<office:annotation><dc:creator>mle </dc:creator><dc:date>2013-06-06T17:13:19</dc:date><text:p text:style-name="P23"><text:span text:style-name="T11">do text</text:span></text:p><text:p text:style-name="P23"><text:span text:style-name="T11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8"/>
            <text:p text:style-name="P8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office:annotation><dc:creator>Auteur inconnu</dc:creator><dc:date>2015-04-14T18:48:59</dc:date><text:list text:continue-numbering="true" text:style-name=""><text:list-item><text:p text:style-name="P23"><text:span text:style-name="T12">do text if </text:span><text:span text:style-name="T13">object.picture_print</text:span></text:p></text:list-item></text:list></office:annotation></text:p>
          </table:table-cell>
        </table:table-row>
        <table:table-row>
          <table:covered-table-cell/>
          <table:table-cell table:style-name="Tableau14.B3" office:value-type="string">
            <text:p text:style-name="P19"><text:conditional-text text:condition="ooow:true" text:string-value-if-true="object.description_teaser" text:string-value-if-false="">object.description_teaser</text:conditional-text></text:p>
            <text:p text:style-name="P20"><text:line-break/><text:conditional-text text:condition="ooow:true" text:string-value-if-true="object.description" text:string-value-if-false="">object.description</text:conditional-text></text:p>
            <text:p text:style-name="P21"/>
          </table:table-cell>
        </table:table-row>
      </table:table>
      <text:p text:style-name="Standard"/>
      <text:p text:style-name="P22"><text:span text:style-name="T9"><office:annotation><dc:creator>Auteur inconnu</dc:creator><dc:date>2015-04-07T15:44:32</dc:date><text:list text:continue-numbering="true" text:style-name=""><text:list-item><text:p text:style-name="P23"><text:span text:style-name="T14">do text</text:span></text:p></text:list-item><text:list-item><text:p text:style-name="P23"><text:span text:style-name="T14">from document(at=object.get_map_image_path(),anchor='as-char',size=mapimage_ratio)</text:span></text:p></text:list-item></text:list></office:annotation></text:span><text:span text:style-name="T9">carte￹</text:span></text:p>
      <text:p text:style-name="P10"/>
      <text:p text:style-name="P11"/>
      <text:p text:style-name="P16"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text:span text:style-name="T2"><office:annotation><dc:creator>Auteur inconnu</dc:creator><dc:date>2015-04-07T15:37:17</dc:date><text:list text:continue-numbering="true" text:style-name=""><text:list-item><text:p text:style-name="P23"><text:span text:style-name="T12">do text if object.contact or </text:span><text:span text:style-name="T13">object.email or object.website</text:span></text:p></text:list-item></text:list></office:annotation></text:span></text:p>
      <text:p text:style-name="P17"><text:conditional-text text:condition="ooow:true" text:string-value-if-true="object.contact" text:string-value-if-false="">object.contact</text:conditional-text></text:p>
      <text:p text:style-name="P17"><text:conditional-text text:condition="ooow:true" text:string-value-if-true="object.email" text:string-value-if-false="">object.email</text:conditional-text></text:p>
      <text:p text:style-name="P17"><text:conditional-text text:condition="ooow:true" text:string-value-if-true="object.website" text:string-value-if-false="">object.website</text:conditional-text><text:line-break/></text:p>
      <text:p text:style-name="P15"><text:span text:style-name="T1"><office:annotation><dc:creator>mle </dc:creator><dc:date>2014-05-27T15:49:10</dc:date><text:p text:style-name="P23"><text:span text:style-name="T11">do text if object.practical_info</text:span></text:p></office:annotation></text:span><text:span text:style-name="T7">⚠</text:span><text:span text:style-name="T8"> </text:span><text:span text:style-name="T8"><text:conditional-text text:condition="ooow:true" text:string-value-if-true="_(&quot;Practical info&quot;)" text:string-value-if-false="">_("Practical info")</text:conditional-text></text:span></text:p>
      <text:p text:style-name="P18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4-14T18:57:50.750869950">14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14T18:57:50.701681710</dc:date>
    <meta:editing-duration>P1DT13H42M18S</meta:editing-duration>
    <meta:editing-cycles>290</meta:editing-cycles>
    <meta:generator>LibreOffice/4.2.7.2$Linux_X86_64 LibreOffice_project/420m0$Build-2</meta:generator>
    <meta:document-statistic meta:table-count="3" meta:image-count="1" meta:object-count="0" meta:page-count="1" meta:paragraph-count="23" meta:word-count="41" meta:character-count="497" meta:non-whitespace-character-count="472"/>
  </office:meta>
</office:document-meta>
</file>